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 Light&quot;" svg:font-family="'&quot;Calibri Light&quot;'"/>
    <style:font-face style:name="Arial" svg:font-family="Arial"/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.15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179.89pt"/>
    </style:style>
    <style:style style:name="co4" style:family="table-column">
      <style:table-column-properties fo:break-before="auto" style:column-width="172.94pt"/>
    </style:style>
    <style:style style:name="co5" style:family="table-column">
      <style:table-column-properties fo:break-before="auto" style:column-width="181.3pt"/>
    </style:style>
    <style:style style:name="co6" style:family="table-column">
      <style:table-column-properties fo:break-before="auto" style:column-width="177.11pt"/>
    </style:style>
    <style:style style:name="co7" style:family="table-column">
      <style:table-column-properties fo:break-before="auto" style:column-width="145.84pt"/>
    </style:style>
    <style:style style:name="co8" style:family="table-column">
      <style:table-column-properties fo:break-before="auto" style:column-width="161.09pt"/>
    </style:style>
    <style:style style:name="co9" style:family="table-column">
      <style:table-column-properties fo:break-before="auto" style:column-width="152.11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59.24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302.2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34a85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alibri Light&quot;" fo:font-size="14pt" fo:font-style="normal" fo:text-shadow="none" style:text-underline-style="none" fo:font-weight="bold" style:font-size-asian="14pt" style:font-style-asian="normal" style:font-weight-asian="bold" style:font-name-complex="&quot;Calibri Light&quot;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alibri Light&quot;" fo:font-size="11pt" fo:font-style="normal" fo:text-shadow="none" style:text-underline-style="none" fo:font-weight="bold" style:font-size-asian="11pt" style:font-style-asian="normal" style:font-weight-asian="bold" style:font-name-complex="&quot;Calibri Light&quot;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alibri Light&quot;" fo:font-size="14pt" fo:font-style="normal" fo:text-shadow="none" style:text-underline-style="none" fo:font-weight="bold" style:font-size-asian="14pt" style:font-style-asian="normal" style:font-weight-asian="bold" style:font-name-complex="&quot;Calibri Light&quot;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Calibri, sans-serif" style:font-style-complex="italic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fo:color="#000000"/>
    </style:style>
    <style:style style:name="T2" style:family="text">
      <style:text-properties style:font-name="Calibri, sans-serif" style:font-style-complex="italic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fo:color="#ff0000"/>
    </style:style>
    <style:style style:name="T3" style:family="text">
      <style:text-properties fo:color="#000000" style:font-name="Calibri, sans-serif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, sans-serif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, sans-serif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6" style:family="text">
      <style:text-properties style:font-name="Calibri, sans-serif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7" style:family="text">
      <style:text-properties style:font-name="Calibri, sans-serif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8" style:family="text">
      <style:text-properties fo:text-shadow="none" style:text-position="0% 100%" fo:color="#000000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style-complex="normal" style:font-name="Calibri, sans-serif" style:text-outline="false"/>
    </style:style>
    <style:style style:name="T9" style:family="text">
      <style:text-properties fo:text-shadow="none" style:text-position="0% 100%" fo:color="#000000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style:font-weight-complex="bold" style:font-weight-asian="bold" fo:font-weight="bold"/>
    </style:style>
    <style:style style:name="T10" style:family="text">
      <style:text-properties fo:text-shadow="none" style:text-position="0% 100%" fo:color="#000000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fo:font-weight="normal" style:font-weight-asian="normal" style:font-weight-complex="normal"/>
    </style:style>
    <style:style style:name="T11" style:family="text">
      <style:text-properties fo:text-shadow="none" style:text-position="0% 100%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fo:color="#ff0000" fo:font-weight="bold" style:font-weight-asian="bold" style:font-weight-complex="bold"/>
    </style:style>
    <style:style style:name="T12" style:family="text">
      <style:text-properties fo:text-shadow="none" style:text-position="0% 100%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fo:font-weight="bold" style:font-weight-asian="bold" style:font-weight-complex="bold" fo:color="#000000"/>
    </style:style>
    <style:style style:name="T13" style:family="text">
      <style:text-properties fo:text-shadow="none" style:text-position="0% 100%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fo:color="#000000" fo:font-weight="normal" style:font-weight-asian="normal" style:font-weight-complex="normal"/>
    </style:style>
    <style:style style:name="T14" style:family="text">
      <style:text-properties style:font-style-complex="normal" fo:text-shadow="none" fo:color="#000000" fo:font-size="11pt" fo:font-weight="normal" style:text-underline-style="none" style:text-underline-color="font-color" style:text-line-through-type="none" fo:font-style="normal" style:text-position="0% 100%" style:font-size-asian="11pt" style:font-size-complex="11pt" style:font-weight-asian="normal" style:font-weight-complex="normal" style:font-style-asian="normal" style:font-name="Calibri, sans-serif" style:text-outline="false"/>
    </style:style>
    <style:style style:name="T15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style:font-weight-asian="bold" fo:font-weight="bold" style:font-weight-complex="bold"/>
    </style:style>
    <style:style style:name="T16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fo:font-weight="normal" style:font-weight-asian="normal" style:font-weight-complex="normal"/>
    </style:style>
    <style:style style:name="T17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fo:font-weight="bold" style:font-weight-asian="bold" style:font-weight-complex="bold"/>
    </style:style>
    <style:style style:name="T18" style:family="text">
      <style:text-properties style:font-style-complex="normal" fo:text-shadow="none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fo:font-weight="bold" style:font-weight-asian="bold" style:font-weight-complex="bold" fo:color="#ff0000"/>
    </style:style>
    <style:style style:name="T19" style:family="text">
      <style:text-properties style:font-style-complex="normal" fo:text-shadow="none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fo:font-weight="bold" style:font-weight-asian="bold" style:font-weight-complex="bold" fo:color="#000000"/>
    </style:style>
    <style:style style:name="T20" style:family="text">
      <style:text-properties style:font-style-complex="normal" fo:text-shadow="none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fo:color="#000000" fo:font-weight="normal" style:font-weight-asian="normal" style:font-weight-complex="normal"/>
    </style:style>
    <style:style style:name="T21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style:font-weight-complex="bold" fo:font-weight="bold" style:font-weight-asian="bold"/>
    </style:style>
    <style:style style:name="T22" style:family="text">
      <style:text-properties fo:text-shadow="none" fo:font-size="11pt" style:text-underline-style="none" style:text-underline-color="font-color" style:text-line-through-type="none" style:text-position="0% 100%" style:font-size-asian="11pt" style:font-size-complex="11pt" style:font-name="Calibri, sans-serif" style:text-outline="false" fo:font-weight="bold" style:font-weight-asian="bold" style:font-weight-complex="bold" fo:color="#0000ff" fo:font-style="italic" style:font-style-asian="italic" style:font-style-complex="italic"/>
    </style:style>
    <style:style style:name="T23" style:family="text">
      <style:text-properties fo:color="#000000" style:font-name="Calibri, sans-serif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, sans-serif" style:text-outline="false" style:font-weight-complex="bold" style:font-weight-asian="bold" fo:font-weight="bold"/>
    </style:style>
    <style:style style:name="T25" style:family="text">
      <style:text-properties fo:font-style="normal" style:font-size-complex="11pt" style:text-outline="false" fo:text-shadow="none" fo:color="#000000" style:font-weight-asian="normal" style:font-style-complex="normal" style:font-style-asian="normal" style:font-weight-complex="normal" style:text-underline-style="none" style:text-underline-color="font-color" fo:font-weight="normal" fo:font-size="11pt" style:font-name="Calibri, sans-serif" style:text-position="0% 100%" style:font-size-asian="11pt" style:text-line-through-type="none"/>
    </style:style>
    <style:style style:name="T26" style:family="text">
      <style:text-properties fo:font-style="normal" style:font-size-complex="11pt" style:text-outline="false" fo:text-shadow="none" fo:color="#000000" style:font-style-complex="normal" style:font-style-asian="normal" style:text-underline-style="none" style:text-underline-color="font-color" fo:font-size="11pt" style:font-name="Calibri, sans-serif" style:text-position="0% 100%" style:font-size-asian="11pt" style:text-line-through-type="none" style:font-weight-asian="bold" fo:font-weight="bold" style:font-weight-complex="bold"/>
    </style:style>
    <style:style style:name="T27" style:family="text">
      <style:text-properties fo:font-style="normal" style:font-size-complex="11pt" style:text-outline="false" fo:text-shadow="none" fo:color="#000000" style:font-style-complex="normal" style:font-style-asian="normal" style:text-underline-style="none" style:text-underline-color="font-color" fo:font-size="11pt" style:font-name="Calibri, sans-serif" style:text-position="0% 100%" style:font-size-asian="11pt" style:text-line-through-type="none" fo:font-weight="normal" style:font-weight-asian="normal" style:font-weight-complex="normal"/>
    </style:style>
    <style:style style:name="T28" style:family="text">
      <style:text-properties fo:font-style="normal" style:font-size-complex="11pt" style:text-outline="false" fo:text-shadow="none" style:font-style-complex="normal" style:font-style-asian="normal" style:text-underline-style="none" style:text-underline-color="font-color" fo:font-size="11pt" style:font-name="Calibri, sans-serif" style:text-position="0% 100%" style:font-size-asian="11pt" style:text-line-through-type="none" fo:color="#0000ff" fo:font-weight="bold" style:font-weight-asian="bold" style:font-weight-complex="bold"/>
    </style:style>
    <style:style style:name="T29" style:family="text">
      <style:text-properties fo:font-style="normal" style:font-size-complex="11pt" style:text-outline="false" fo:text-shadow="none" style:font-style-complex="normal" style:font-style-asian="normal" style:text-underline-style="none" style:text-underline-color="font-color" fo:font-size="11pt" style:font-name="Calibri, sans-serif" style:text-position="0% 100%" style:font-size-asian="11pt" style:text-line-through-type="none" fo:font-weight="normal" style:font-weight-complex="normal" style:font-weight-asian="normal" fo:color="#000000"/>
    </style:style>
    <style:style style:name="T30" style:family="text">
      <style:text-properties fo:font-style="normal" style:font-size-complex="11pt" style:text-outline="false" fo:text-shadow="none" style:font-style-complex="normal" style:font-style-asian="normal" style:text-underline-style="none" style:text-underline-color="font-color" fo:font-size="11pt" style:font-name="Calibri, sans-serif" style:text-position="0% 100%" style:font-size-asian="11pt" style:text-line-through-type="none" fo:color="#ff0000" fo:font-weight="bold" style:font-weight-asian="bold" style:font-weight-complex="bold"/>
    </style:style>
    <style:style style:name="T31" style:family="text">
      <style:text-properties fo:font-style="normal" style:font-size-complex="11pt" style:text-outline="false" fo:text-shadow="none" style:font-style-complex="normal" style:font-style-asian="normal" style:text-underline-style="none" style:text-underline-color="font-color" fo:font-size="11pt" style:font-name="Calibri, sans-serif" style:text-position="0% 100%" style:font-size-asian="11pt" style:text-line-through-type="none" fo:color="#000000" fo:font-weight="normal" style:font-weight-asian="normal" style:font-weight-complex="normal"/>
    </style:style>
    <style:style style:name="T32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6" style:family="text">
      <style:text-properties style:font-style-complex="normal" style:font-name="Arial" fo:text-shadow="none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/>
    </style:style>
    <style:style style:name="T37" style:family="text">
      <style:text-properties style:font-style-complex="normal" style:font-name="Arial" fo:text-shadow="none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style:font-weight-asian="normal" style:font-weight-complex="normal" fo:font-weight="normal"/>
    </style:style>
    <style:style style:name="T38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weight-complex="bold" style:font-weight-asian="bold" fo:font-weight="bold" fo:color="#0000ff"/>
    </style:style>
    <style:style style:name="T39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weight-complex="normal" style:font-weight-asian="normal" fo:font-weight="normal" fo:color="#000000"/>
    </style:style>
    <style:style style:name="T40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color="#000000" fo:font-weight="bold" style:font-weight-asian="bold" style:font-weight-complex="bold"/>
    </style:style>
    <style:style style:name="T41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font-weight="bold" style:font-weight-asian="bold" style:font-weight-complex="bold" fo:color="#0000ff"/>
    </style:style>
    <style:style style:name="T42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font-weight="bold" style:font-weight-asian="bold" style:font-weight-complex="bold" fo:color="#000000"/>
    </style:style>
    <style:style style:name="T43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color="#000000" fo:font-weight="normal" style:font-weight-asian="normal" style:font-weight-complex="normal"/>
    </style:style>
    <style:style style:name="T44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color="#0000ff" fo:font-weight="bold" style:font-weight-asian="bold" style:font-weight-complex="bold"/>
    </style:style>
    <style:style style:name="T45" style:family="text">
      <style:text-properties fo:color="#0000ff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font-weight="bold" style:text-underline-style="none" style:text-underline-color="font-color" fo:font-style="normal" style:text-line-through-type="none" style:font-name-complex="Arial" fo:color="#000000" style:font-name="Arial" style:font-style-complex="normal" fo:font-size="11pt" style:font-size-complex="11pt" style:font-weight-asian="bold" style:font-weight-complex="bold" style:font-style-asian="normal" fo:text-shadow="none" style:text-position="0% 100%" style:text-outline="false" style:font-size-asian="11pt"/>
    </style:style>
    <style:style style:name="T47" style:family="text">
      <style:text-properties style:text-underline-style="none" style:text-underline-color="font-color" fo:font-style="normal" style:text-line-through-type="none" style:font-name-complex="Arial" fo:color="#000000" style:font-name="Arial" style:font-style-complex="normal" fo:font-size="11pt" style:font-size-complex="11pt" style:font-style-asian="normal" fo:text-shadow="none" style:text-position="0% 100%" style:text-outline="false" style:font-size-asian="11pt" fo:font-weight="normal" style:font-weight-complex="normal" style:font-weight-asian="normal"/>
    </style:style>
    <style:style style:name="T48" style:family="text">
      <style:text-properties style:text-underline-style="none" style:text-underline-color="font-color" fo:font-style="normal" style:text-line-through-type="none" style:font-name-complex="Arial" style:font-name="Arial" style:font-style-complex="normal" fo:font-size="11pt" style:font-size-complex="11pt" style:font-style-asian="normal" fo:text-shadow="none" style:text-position="0% 100%" style:text-outline="false" style:font-size-asian="11pt" fo:color="#0000ff" fo:font-weight="bold" style:font-weight-asian="bold" style:font-weight-complex="bold"/>
    </style:style>
    <style:style style:name="T49" style:family="text">
      <style:text-properties style:text-underline-style="none" style:text-underline-color="font-color" fo:font-style="normal" style:text-line-through-type="none" style:font-name-complex="Arial" style:font-name="Arial" style:font-style-complex="normal" fo:font-size="11pt" style:font-size-complex="11pt" style:font-style-asian="normal" fo:text-shadow="none" style:text-position="0% 100%" style:text-outline="false" style:font-size-asian="11pt" fo:color="#0000ff" fo:font-weight="normal" style:font-weight-asian="normal" style:font-weight-complex="normal"/>
    </style:style>
    <style:style style:name="T50" style:family="text">
      <style:text-properties style:text-underline-style="none" style:text-underline-color="font-color" fo:font-style="normal" style:text-line-through-type="none" style:font-name-complex="Arial" style:font-name="Arial" style:font-style-complex="normal" fo:font-size="11pt" style:font-size-complex="11pt" style:font-style-asian="normal" fo:text-shadow="none" style:text-position="0% 100%" style:text-outline="false" style:font-size-asian="11pt" fo:font-weight="normal" style:font-weight-asian="normal" style:font-weight-complex="normal" fo:color="#000000"/>
    </style:style>
    <style:style style:name="T51" style:family="text">
      <style:text-properties style:text-underline-style="none" style:text-underline-color="font-color" fo:font-style="normal" style:text-line-through-type="none" style:font-name-complex="Arial" style:font-name="Arial" style:font-style-complex="normal" fo:font-size="11pt" style:font-size-complex="11pt" style:font-style-asian="normal" fo:text-shadow="none" style:text-position="0% 100%" style:text-outline="false" style:font-size-asian="11pt" fo:color="#000000" fo:font-weight="normal" style:font-weight-asian="normal" style:font-weight-complex="normal"/>
    </style:style>
    <style:style style:name="T52" style:family="text">
      <style:text-properties style:font-style-complex="normal"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color="#0000ff" style:font-weight-asian="bold" style:font-weight-complex="bold" fo:font-weight="bold"/>
    </style:style>
    <style:style style:name="T53" style:family="text">
      <style:text-properties fo:font-weight="bold" style:font-weight-complex="bold" style:text-underline-style="none" style:text-underline-color="font-color" style:text-line-through-type="none" fo:font-style="normal" style:text-outline="false" style:text-position="0% 100%" style:font-style-complex="normal" style:font-style-asian="normal" style:font-name="Arial" fo:text-shadow="none" fo:color="#000000" style:font-name-complex="Arial" style:font-size-asian="11pt" style:font-size-complex="11pt" style:font-weight-asian="bold" fo:font-size="11pt"/>
    </style:style>
    <style:style style:name="T54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Arial" fo:text-shadow="none" fo:color="#000000" style:font-name-complex="Arial" style:font-size-asian="11pt" style:font-size-complex="11pt" fo:font-size="11pt" fo:font-weight="normal" style:font-weight-asian="normal" style:font-weight-complex="normal"/>
    </style:style>
    <style:style style:name="T55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Arial" fo:text-shadow="none" style:font-name-complex="Arial" style:font-size-asian="11pt" style:font-size-complex="11pt" fo:font-size="11pt" fo:color="#0000ff" fo:font-weight="bold" style:font-weight-asian="bold" style:font-weight-complex="bold"/>
    </style:style>
    <style:style style:name="T56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Arial" fo:text-shadow="none" style:font-name-complex="Arial" style:font-size-asian="11pt" style:font-size-complex="11pt" fo:font-size="11pt" fo:color="#000000" fo:font-weight="normal" style:font-weight-asian="normal" style:font-weight-complex="normal"/>
    </style:style>
    <style:style style:name="T57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58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59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60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complex="bold" style:font-weight-asian="bold"/>
    </style:style>
    <style:style style:name="T61" style:family="text">
      <style:text-properties style:font-style-complex="normal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 fo:color="#ff0000"/>
    </style:style>
    <style:style style:name="T62" style:family="text">
      <style:text-properties style:font-style-complex="normal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 fo:color="#000000"/>
    </style:style>
    <style:style style:name="T6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4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6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66" style:family="text">
      <style:text-properties style:font-weight-complex="normal" fo:font-size="11pt" style:text-position="0% 100%" fo:font-weight="normal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fo:color="#000000" style:font-size-complex="11pt" style:font-weight-asian="normal" style:text-outline="false"/>
    </style:style>
    <style:style style:name="T67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fo:color="#000000" style:font-size-complex="11pt" style:text-outline="false" style:font-weight-asian="bold" style:font-weight-complex="bold" fo:font-weight="bold"/>
    </style:style>
    <style:style style:name="T68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fo:color="#000000" style:font-size-complex="11pt" style:text-outline="false" style:font-weight-complex="normal" fo:font-weight="normal" style:font-weight-asian="normal"/>
    </style:style>
    <style:style style:name="T69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style:font-weight-complex="normal" fo:font-weight="normal" style:font-weight-asian="normal" fo:color="#ffff00"/>
    </style:style>
    <style:style style:name="T70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color="#0000ff" style:font-weight-asian="bold" fo:font-weight="bold" style:font-weight-complex="bold"/>
    </style:style>
    <style:style style:name="T71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color="#0000ff" fo:font-weight="normal" style:font-weight-asian="normal" style:font-weight-complex="normal"/>
    </style:style>
    <style:style style:name="T72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font-weight="normal" style:font-weight-asian="normal" style:font-weight-complex="normal" fo:color="#000000"/>
    </style:style>
    <style:style style:name="T73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font-weight="normal" style:font-weight-asian="normal" style:font-weight-complex="normal" fo:color="#0000ff"/>
    </style:style>
    <style:style style:name="T74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color="#0000ff" style:font-weight-complex="bold" style:font-weight-asian="bold" fo:font-weight="bold"/>
    </style:style>
    <style:style style:name="T75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style:font-weight-complex="normal" fo:color="#000000" style:font-weight-asian="normal" fo:font-weight="normal"/>
    </style:style>
    <style:style style:name="T76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color="#000000" fo:font-weight="bold" style:font-weight-asian="bold" style:font-weight-complex="bold"/>
    </style:style>
    <style:style style:name="T77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font-weight="bold" style:font-weight-asian="bold" style:font-weight-complex="bold" fo:color="#ff0000"/>
    </style:style>
    <style:style style:name="T78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font-weight="bold" style:font-weight-asian="bold" style:font-weight-complex="bold" fo:color="#000000"/>
    </style:style>
    <style:style style:name="T79" style:family="text">
      <style:text-properties fo:font-size="11pt" style:text-position="0% 100%" fo:font-style="normal" style:text-underline-style="none" style:text-underline-color="font-color" style:text-line-through-type="none" fo:text-shadow="none" style:font-style-complex="normal" style:font-style-asian="normal" style:font-name="Arial" style:font-name-complex="Arial" style:font-size-asian="11pt" style:font-size-complex="11pt" style:text-outline="false" fo:color="#000000" fo:font-weight="normal" style:font-weight-asian="normal" style:font-weight-complex="normal"/>
    </style:style>
    <style:style style:name="T80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Arial" fo:text-shadow="none" style:font-name-complex="Arial" style:font-size-asian="11pt" style:font-size-complex="11pt" fo:font-size="11pt" fo:color="#ff0000" fo:font-weight="bold" style:font-weight-asian="bold" style:font-weight-complex="bold"/>
    </style:style>
    <style:style style:name="T81" style:family="text">
      <style:text-properties style:font-name-complex="Arial" fo:color="#000000" style:font-name="Arial" fo:text-shadow="none" style:font-style-asian="normal" style:font-weight-complex="bold" style:font-weight-asian="bold" style:font-size-complex="11pt" style:font-size-asian="11pt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82" style:family="text">
      <style:text-properties style:font-name-complex="Arial" fo:color="#000000" style:font-name="Arial" fo:text-shadow="none" style:font-style-asian="normal" style:font-size-complex="11pt" style:font-size-asian="11pt" style:text-position="0% 100%" style:text-outline="false" fo:font-style="normal" style:text-line-through-type="none" style:text-underline-style="none" style:text-underline-color="font-color" fo:font-size="11pt" style:font-style-complex="normal" style:font-weight-complex="normal" fo:font-weight="normal" style:font-weight-asian="normal"/>
    </style:style>
    <style:style style:name="T83" style:family="text">
      <style:text-properties style:font-name-complex="Arial" style:font-name="Arial" fo:text-shadow="none" style:font-style-asian="normal" style:font-size-complex="11pt" style:font-size-asian="11pt" style:text-position="0% 100%" style:text-outline="false" fo:font-style="normal" style:text-line-through-type="none" style:text-underline-style="none" style:text-underline-color="font-color" fo:font-size="11pt" style:font-style-complex="normal" fo:color="#0000ff" fo:font-weight="bold" style:font-weight-asian="bold" style:font-weight-complex="bold"/>
    </style:style>
    <style:style style:name="T84" style:family="text">
      <style:text-properties style:font-name-complex="Arial" style:font-name="Arial" fo:text-shadow="none" style:font-style-asian="normal" style:font-size-complex="11pt" style:font-size-asian="11pt" style:text-position="0% 100%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85" style:family="text">
      <style:text-properties fo:text-shadow="none" style:text-position="0% 100%" fo:color="#000000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fo:font-weight="bold" style:font-weight-complex="bold" style:font-weight-asian="bold"/>
    </style:style>
    <style:style style:name="T86" style:family="text">
      <style:text-properties fo:text-shadow="none" style:text-position="0% 100%" fo:color="#000000" fo:font-size="11pt" style:text-underline-style="none" style:text-underline-color="font-color" style:text-line-through-type="none" fo:font-style="normal" style:font-size-asian="11pt" style:font-size-complex="11pt" style:font-style-asian="normal" style:font-style-complex="normal" style:font-name="Calibri, sans-serif" style:text-outline="false" style:font-weight-asian="bold" fo:font-weight="bold" style:font-weight-complex="bold"/>
    </style:style>
    <style:style style:name="T87" style:family="text">
      <style:text-properties fo:color="#000000" style:font-name="Calibri, sans-serif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88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89" style:family="text">
      <style:text-properties fo:color="#ff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90" style:family="text">
      <style:text-properties style:font-style-complex="normal" style:font-name="Arial" fo:text-shadow="none" style:font-style-asian="normal" style:font-weight-complex="bold" style:font-weight-asian="bold" style:font-size-complex="11pt" style:text-position="0% 100%" fo:color="#000000" style:font-name-complex="Arial" style:font-size-asian="11pt" style:text-outline="false" fo:font-style="normal" style:text-line-through-type="none" style:text-underline-style="none" style:text-underline-color="font-color" fo:font-weight="bold" fo:font-size="11pt"/>
    </style:style>
    <style:style style:name="T91" style:family="text">
      <style:text-properties style:font-style-complex="normal" style:font-name="Arial" fo:text-shadow="none" style:font-style-asian="normal" style:font-size-complex="11pt" style:text-position="0% 100%" fo:color="#000000" style:font-name-complex="Arial" style:font-size-asian="11pt" style:text-outline="false" fo:font-style="normal" style:text-line-through-type="none" style:text-underline-style="none" style:text-underline-color="font-color" fo:font-size="11pt" style:font-weight-asian="normal" style:font-weight-complex="normal" fo:font-weight="normal"/>
    </style:style>
    <style:style style:name="T92" style:family="text">
      <style:text-properties style:font-style-complex="normal" style:font-name="Arial" fo:text-shadow="none" style:font-style-asian="normal" style:font-size-complex="11pt" style:text-position="0% 100%" style:font-name-complex="Arial" style:font-size-asian="11pt" style:text-outline="false" fo:font-style="normal" style:text-line-through-type="none" style:text-underline-style="none" style:text-underline-color="font-color" fo:font-size="11pt" style:font-weight-asian="bold" fo:color="#ff0000" style:font-weight-complex="bold" fo:font-weight="bold"/>
    </style:style>
    <style:style style:name="T93" style:family="text">
      <style:text-properties style:font-style-complex="normal" style:font-name="Arial" fo:text-shadow="none" style:font-style-asian="normal" style:font-size-complex="11pt" style:text-position="0% 100%" style:font-name-complex="Arial" style:font-size-asian="11pt" style:text-outline="false" fo:font-style="normal" style:text-line-through-type="none" style:text-underline-style="none" style:text-underline-color="font-color" fo:font-size="11pt" style:font-weight-complex="normal" style:font-weight-asian="normal" fo:font-weight="normal" fo:color="#000000"/>
    </style:style>
    <style:style style:name="T94" style:family="text">
      <style:text-properties style:font-style-complex="normal" style:font-name="Arial" fo:text-shadow="none" style:font-style-asian="normal" style:font-size-complex="11pt" style:text-position="0% 100%" style:font-name-complex="Arial" style:font-size-asian="11pt" style:text-outline="false" fo:font-style="normal" style:text-line-through-type="none" style:text-underline-style="none" style:text-underline-color="font-color" fo:font-size="11pt" fo:color="#0000ff" fo:font-weight="bold" style:font-weight-asian="bold" style:font-weight-complex="bold"/>
    </style:style>
    <style:style style:name="T95" style:family="text">
      <style:text-properties style:font-style-complex="normal" style:font-name="Arial" fo:text-shadow="none" style:font-style-asian="normal" style:font-size-complex="11pt" style:text-position="0% 100%" style:font-name-complex="Arial" style:font-size-asian="11pt" style:text-outline="false" fo:font-style="normal" style:text-line-through-type="none" style:text-underline-style="none" style:text-underline-color="font-color" fo:font-size="11pt" fo:font-weight="normal" fo:color="#000000" style:font-weight-asian="normal" style:font-weight-complex="normal"/>
    </style:style>
    <style:style style:name="T96" style:family="text">
      <style:text-properties style:font-style-complex="normal" style:font-name="Arial" fo:text-shadow="none" style:font-style-asian="normal" style:font-size-complex="11pt" style:text-position="0% 100%" style:font-name-complex="Arial" style:font-size-asian="11pt" style:text-outline="false" fo:font-style="normal" style:text-line-through-type="none" style:text-underline-style="none" style:text-underline-color="font-color" fo:font-size="11pt" fo:color="#000000" fo:font-weight="normal" style:font-weight-asian="normal" style:font-weight-complex="normal"/>
    </style:style>
    <style:style style:name="T97" style:family="text">
      <style:text-properties style:font-name="Arial" style:text-position="0% 100%" style:font-style-complex="normal" fo:font-size="11pt" fo:font-weight="bold" style:text-underline-style="none" style:text-underline-color="font-color" style:text-line-through-type="none" fo:font-style="normal" style:text-outline="false" style:font-name-complex="Arial" style:font-size-asian="11pt" style:font-size-complex="11pt" style:font-weight-asian="bold" style:font-weight-complex="bold" style:font-style-asian="normal" fo:text-shadow="none" fo:color="#000000"/>
    </style:style>
    <style:style style:name="T98" style:family="text">
      <style:text-properties style:font-name="Arial" style:text-position="0% 100%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fo:text-shadow="none" fo:color="#000000" fo:font-weight="normal" style:font-weight-asian="normal" style:font-weight-complex="normal"/>
    </style:style>
    <style:style style:name="T99" style:family="text">
      <style:text-properties style:font-name="Arial" style:text-position="0% 100%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fo:text-shadow="none" fo:font-weight="normal" style:font-weight-asian="normal" style:font-weight-complex="normal" fo:color="#0000ff"/>
    </style:style>
    <style:style style:name="T100" style:family="text">
      <style:text-properties style:font-name="Arial" style:text-position="0% 100%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fo:text-shadow="none" fo:font-weight="normal" style:font-weight-asian="normal" style:font-weight-complex="normal" fo:color="#000000"/>
    </style:style>
    <style:style style:name="T101" style:family="text">
      <style:text-properties style:font-name="Arial" style:text-position="0% 100%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fo:text-shadow="none" fo:color="#ff0000" fo:font-weight="bold" style:font-weight-asian="bold" style:font-weight-complex="bold"/>
    </style:style>
    <style:style style:name="T102" style:family="text">
      <style:text-properties fo:color="#000000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103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104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ff0000"/>
    </style:style>
    <style:style style:name="T105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000000"/>
    </style:style>
    <style:style style:name="T106" style:family="text">
      <style:text-properties style:font-name="Arial" fo:text-shadow="none" style:font-style-asian="normal" style:font-weight-complex="bold" style:font-weight-asian="bold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07" style:family="text">
      <style:text-properties style:font-name="Arial" fo:text-shadow="none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style:font-style-complex="normal" fo:color="#0000ff"/>
    </style:style>
    <style:style style:name="T108" style:family="text">
      <style:text-properties style:font-name="Arial" fo:text-shadow="none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style:font-style-complex="normal" fo:color="#000000"/>
    </style:style>
    <style:style style:name="T109" style:family="text">
      <style:text-properties style:font-style-complex="normal" style:font-name="Ari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fo:text-shadow="none"/>
    </style:style>
    <style:style style:name="T110" style:family="text">
      <style:text-properties style:font-style-complex="normal" style:font-name="Ari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fo:text-shadow="none" fo:color="#0000ff"/>
    </style:style>
    <style:style style:name="T111" style:family="text">
      <style:text-properties style:font-style-complex="normal" style:font-name="Ari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Important Notes:   1. All Buttons Elements Are marked in Red  </text:p>
            <text:p>                                  2. Testing Feasibility :- M: Manual Testing &amp; A: Automation Testing</text:p>
          </table:table-cell>
          <table:covered-table-cell table:number-columns-repeated="7" table:style-name="ce7"/>
          <table:covered-table-cell table:style-name="ce31"/>
          <table:table-cell table:style-name="ce32"/>
          <table:table-cell table:style-name="ce34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table:style-name="ce8" office:value-type="string" calcext:value-type="string">
            <text:p>Test Case ID</text:p>
          </table:table-cell>
          <table:table-cell table:style-name="ce13" office:value-type="string" calcext:value-type="string">
            <text:p>Test Case Description</text:p>
          </table:table-cell>
          <table:table-cell table:style-name="ce16" office:value-type="string" calcext:value-type="string">
            <text:p>Functionality Test:</text:p>
          </table:table-cell>
          <table:table-cell table:style-name="ce21" office:value-type="string" calcext:value-type="string">
            <text:p>Test Case Summary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Testing (M/A)</text:p>
          </table:table-cell>
          <table:table-cell table:style-name="ce21" office:value-type="string" calcext:value-type="string">
            <text:p>Screenshots</text:p>
          </table:table-cell>
          <table:table-cell table:style-name="ce21" office:value-type="string" calcext:value-type="string">
            <text:p>Remarks/Suggestions</text:p>
          </table:table-cell>
          <table:table-cell table:style-name="ce33" office:value-type="string" calcext:value-type="string">
            <text:p>Testing Strategies</text:p>
          </table:table-cell>
          <table:table-cell table:style-name="ce35" table:number-columns-repeated="17"/>
          <table:table-cell table:number-columns-repeated="997"/>
        </table:table-row>
        <table:table-row table:style-name="ro3">
          <table:table-cell table:style-name="ce3" office:value-type="string" calcext:value-type="string">
            <text:p>Testing Done</text:p>
          </table:table-cell>
          <table:table-cell table:style-name="ce9" office:value-type="string" calcext:value-type="string">
            <text:p>TC001</text:p>
          </table:table-cell>
          <table:table-cell table:style-name="ce9" office:value-type="string" calcext:value-type="string">
            <text:p>User is able to install Chrome Extension and Pin the extension in Extension bar of the Chrome Browser</text:p>
          </table:table-cell>
          <table:table-cell table:style-name="ce17" office:value-type="string" calcext:value-type="string">
            <text:p>Functionality Test: Installation</text:p>
          </table:table-cell>
          <table:table-cell table:style-name="ce22" office:value-type="string" calcext:value-type="string">
            <text:p>Askmeoffers: Automatic Promo Codes &amp; Cashback Offers - Extension is Installed Successfully in Chrome browser and Pinned Successfully.</text:p>
          </table:table-cell>
          <table:table-cell table:style-name="ce23" office:value-type="string" calcext:value-type="string">
            <text:p><text:span text:style-name="T4">Steps to Reproduce: </text:span></text:p>
            <text:p><text:span text:style-name="T5"> </text:span><text:span text:style-name="T6">Step_1</text:span><text:span text:style-name="T7">: User visits Askmeoffer extension url</text:span></text:p>
            <text:p><text:span text:style-name="T8"> </text:span><text:span text:style-name="T9">Step_2</text:span><text:span text:style-name="T10">: "</text:span><text:span text:style-name="T11">Add to Chrome</text:span><text:span text:style-name="T12">"</text:span><text:span text:style-name="T13"> button displayed properly and Clicked</text:span></text:p>
            <text:p><text:span text:style-name="T14"> </text:span><text:span text:style-name="T15">Step_3</text:span><text:span text:style-name="T16">: Click </text:span><text:span text:style-name="T17">"</text:span><text:span text:style-name="T18">Add_Extension</text:span><text:span text:style-name="T19">"</text:span><text:span text:style-name="T20"> button present on Alert Display</text:span></text:p>
            <text:p><text:span text:style-name="T5"> </text:span><text:span text:style-name="T6">Step_4</text:span><text:span text:style-name="T7">: Success Alert will be displayed and Extension will be added to the Extension Bar</text:span></text:p>
            <text:p><text:span text:style-name="T5"> </text:span><text:span text:style-name="T6">Step_5</text:span><text:span text:style-name="T7">: Click on Extensions icon in chrome Browser - Click Pin icon in that Extension bar</text:span></text:p>
          </table:table-cell>
          <table:table-cell table:style-name="ce23" office:value-type="string" calcext:value-type="string">
            <text:p><text:span text:style-name="T4">Testing Feasibility: Manual/Automation Both.</text:span></text:p>
            <text:p><text:span text:style-name="T4"> Testing to be done Corresponding steps</text:span></text:p>
            <text:p><text:span text:style-name="T8"> </text:span><text:span text:style-name="T85">Test_1</text:span><text:span text:style-name="T10">:  Validate  Url Loaded proper banner and </text:span><text:span text:style-name="T11">Add to Chrome</text:span><text:span text:style-name="T13"> Button element Displayed properly and clickable</text:span></text:p>
            <text:p><text:span text:style-name="T25"> </text:span><text:span text:style-name="T26">Test_2</text:span><text:span text:style-name="T27">: Validate  </text:span><text:span text:style-name="T30">"Add_Extension "</text:span><text:span text:style-name="T29"> Alert is Present once Clicked in </text:span><text:span text:style-name="T30">"Add to Chrome" </text:span><text:span text:style-name="T31">button in Extension page.</text:span></text:p>
            <text:p><text:span text:style-name="T5"> </text:span><text:span text:style-name="T6">Test_3</text:span><text:span text:style-name="T7">:  Validate Success Message Alert text is displayed properly.</text:span></text:p>
            <text:p><text:span text:style-name="T5"> </text:span><text:span text:style-name="T6">Test_4</text:span><text:span text:style-name="T7">: Validate Welcome Page and Thank you page is Loaded Properly in the same window.</text:span></text:p>
          </table:table-cell>
          <table:table-cell table:style-name="ce27" office:value-type="string" calcext:value-type="string">
            <text:p><text:a xlink:href="https://docs.google.com/document/d/1clqXNb7xuEz7QbqAfzJAzBDIDjQqAz5dAd-w8FrK7I0/edit?usp=sharing" xlink:type="simple">Screenshots Alligned with Tests are attached here in the link:- Word Doc
 
 </text:a></text:p>
          </table:table-cell>
          <table:table-cell table:style-name="ce26" office:value-type="string" calcext:value-type="string">
            <text:p><text:span text:style-name="T23">Adv1: </text:span></text:p>
            <text:p><text:span text:style-name="T5"> If "</text:span><text:span text:style-name="T6">How to Apply Section</text:span><text:span text:style-name="T7">" is Loaded up above just after Thank you Message it would be better in terms of user to understand how to use.</text:span></text:p>
          </table:table-cell>
          <table:table-cell table:style-name="ce9" office:value-type="string" calcext:value-type="string">
            <text:p><text:span text:style-name="T102">Automation using Selenium and Java </text:span></text:p>
            <text:p><text:span text:style-name="T102"/></text:p>
            <text:p><text:span text:style-name="T32"/></text:p>
            <text:p><text:span text:style-name="T32">Step_1: we'll first download the crx file of the extension </text:span></text:p>
            <text:p><text:span text:style-name="T32">Step_2: pass it through chrome-options while setting up the background.</text:span></text:p>
            <text:p><text:span text:style-name="T32">Step_3: Validate that Extension is Already Available in Extension bar</text:span></text:p>
            <text:p><text:span text:style-name="T32">Step_4: Automate the Test Steps Accordingly using Selenium methods .</text:span></text:p>
            <text:p><text:span text:style-name="T89">Limitation: Pin Functionality won't be available</text:span></text:p>
            <text:p><text:span text:style-name="T89"/></text:p>
          </table:table-cell>
          <table:table-cell table:style-name="ce15" table:number-columns-repeated="17"/>
          <table:table-cell table:number-columns-repeated="997"/>
        </table:table-row>
        <table:table-row table:style-name="ro4">
          <table:table-cell table:style-name="ce3" office:value-type="string" calcext:value-type="string">
            <text:p>Testing Done</text:p>
          </table:table-cell>
          <table:table-cell table:style-name="ce10" office:value-type="string" calcext:value-type="string">
            <text:p>TC002</text:p>
          </table:table-cell>
          <table:table-cell table:style-name="ce10" office:value-type="string" calcext:value-type="string">
            <text:p>User is able to check coupons automatically using AskmeOffers Extension when Added item to cart.</text:p>
          </table:table-cell>
          <table:table-cell table:style-name="ce17" office:value-type="string" calcext:value-type="string">
            <text:p>Functionality Test:</text:p>
            <text:p>Functionality Name: Auto Application of Discount Coupon with highest discount</text:p>
          </table:table-cell>
          <table:table-cell table:style-name="ce23" office:value-type="string" calcext:value-type="string">
            <text:p><text:span text:style-name="T1">Askmeoffers Extension Automatically applies coupon in </text:span><text:span text:style-name="T2">"Apply Coupon"</text:span><text:span text:style-name="T1">  Section</text:span></text:p>
            <text:p><text:span text:style-name="T3"/></text:p>
            <text:p><text:span text:style-name="T3"/></text:p>
          </table:table-cell>
          <table:table-cell table:style-name="ce26" office:value-type="string" calcext:value-type="string">
            <text:p><text:span text:style-name="T4">Steps to Reproduce: </text:span></text:p>
            <text:p><text:span text:style-name="T14"> </text:span><text:span text:style-name="T21">Step_1</text:span><text:span text:style-name="T16">: Users added items in cart in</text:span><text:span text:style-name="T17"> </text:span><text:span text:style-name="T22">Kapiva.in</text:span></text:p>
            <text:p><text:span text:style-name="T23"> </text:span></text:p>
            <text:p><text:span text:style-name="T14"> </text:span><text:span text:style-name="T24">Step_2</text:span><text:span text:style-name="T16">: When Users click in Checkout- Askmeoffers Extension displays Banner with Button </text:span><text:span text:style-name="T17">"</text:span><text:span text:style-name="T18">Apply Coupons</text:span><text:span text:style-name="T19">"</text:span></text:p>
            <text:p><text:span text:style-name="T5"> </text:span><text:span text:style-name="T6">Step_3</text:span><text:span text:style-name="T7">: Extension Tests n Numbers of Coupons and find the best one.In this Window, Extension Automatically Applies and Removes Coupons in Background.</text:span></text:p>
            <text:p><text:span text:style-name="T23"> </text:span></text:p>
            <text:p><text:span text:style-name="T25"> </text:span><text:span text:style-name="T26">Step_4</text:span><text:span text:style-name="T27">: After Testing All N number of coupons it Displays Banner with </text:span><text:span text:style-name="T28">Total Savings, Initial Total, Coupon name and Discounted price</text:span><text:span text:style-name="T29">  With </text:span><text:span text:style-name="T30">"Proceed to payment"</text:span><text:span text:style-name="T31"> Button.</text:span></text:p>
            <text:p><text:span text:style-name="T23"> </text:span></text:p>
            <text:p><text:span text:style-name="T5"> </text:span><text:span text:style-name="T6">Step_5</text:span><text:span text:style-name="T7">: User can get back to Normal Flow of the E-commerce Website.</text:span></text:p>
          </table:table-cell>
          <table:table-cell table:style-name="ce23" office:value-type="string" calcext:value-type="string">
            <text:p><text:span text:style-name="T4">Testing Feasibility: Manual/Automation Both.</text:span></text:p>
            <text:p><text:span text:style-name="T4"> Testing to be done Corresponding steps</text:span></text:p>
            <text:p><text:span text:style-name="T5"> </text:span><text:span text:style-name="T6">Test_1</text:span><text:span text:style-name="T7">:  Validating ASK Extension Should show Numbers poping as Notification</text:span></text:p>
            <text:p><text:span text:style-name="T8"> </text:span><text:span text:style-name="T86">Test_2</text:span><text:span text:style-name="T10">:  Validating ASK Extension should display a message box with </text:span><text:span text:style-name="T11">"Apply Coupons"</text:span></text:p>
            <text:p><text:span text:style-name="T5"> </text:span><text:span text:style-name="T6">Test_3</text:span><text:span text:style-name="T7">: Validating ASK extension applying and removing Coupons Automatically.</text:span></text:p>
            <text:p><text:span text:style-name="T4"> Test_4: </text:span><text:span text:style-name="T87">Validating ASK Extension displays coupon applied successfully which have the highest discount and displayed text Properly</text:span></text:p>
            <text:p><text:span text:style-name="T8"> </text:span><text:span text:style-name="T85">Test_4</text:span><text:span text:style-name="T10">: Validating </text:span><text:span text:style-name="T11">Proceed to payment</text:span><text:span text:style-name="T13"> Button element is Clickable and User can Return to normal flow and Coupon is Applied Successfully.</text:span></text:p>
          </table:table-cell>
          <table:table-cell table:style-name="ce27" office:value-type="string" calcext:value-type="string">
            <text:p><text:a xlink:href="https://docs.google.com/document/d/1QipG23eaRJ-z79LP9cPWfU6xAF5kw8PzbtnCdqxp8qY/edit?usp=sharing" xlink:type="simple">Screenshots Alligned with Tests are attached here in the link:- Word Doc
 
 </text:a></text:p>
          </table:table-cell>
          <table:table-cell table:style-name="ce23" office:value-type="string" calcext:value-type="string">
            <text:p><text:span text:style-name="T23">Adv1:</text:span></text:p>
            <text:p><text:span text:style-name="T23">If we show other available discounts based on descending value of discounts which enables the user to checkout with other coupon codes</text:span></text:p>
          </table:table-cell>
          <table:table-cell table:style-name="ce15" office:value-type="string" calcext:value-type="string">
            <text:p><text:span text:style-name="T32">Automation:</text:span></text:p>
            <text:p><text:span text:style-name="T32"/></text:p>
            <text:p><text:span text:style-name="T103">1. Assert </text:span><text:span text:style-name="T104">"Apply Coupons</text:span><text:span text:style-name="T105">" button text</text:span></text:p>
            <text:p><text:span text:style-name="T32">2. Synchronise the Test Execution using waits corresponded with available number of Vouchers</text:span></text:p>
            <text:p><text:span text:style-name="T32">3. Assert the Discounted value text and Original Cart value</text:span></text:p>
            <text:p><text:span text:style-name="T103">4. Click on </text:span><text:span text:style-name="T104">Proceed to payment</text:span><text:span text:style-name="T105"> button and Assert the Checkout page header to test user returned to normal Journey</text:span></text:p>
            <text:p><text:span text:style-name="T32">5. TakeScreenshots of All pages</text:span></text:p>
          </table:table-cell>
          <table:table-cell table:style-name="ce15" table:number-columns-repeated="17"/>
          <table:table-cell table:number-columns-repeated="997"/>
        </table:table-row>
        <table:table-row table:style-name="ro3">
          <table:table-cell table:style-name="ce4" office:value-type="string" calcext:value-type="string">
            <text:p>Testing Done</text:p>
          </table:table-cell>
          <table:table-cell table:style-name="ce6" office:value-type="string" calcext:value-type="string">
            <text:p>TC003</text:p>
          </table:table-cell>
          <table:table-cell table:style-name="ce9" office:value-type="string" calcext:value-type="string">
            <text:p>User able to Check Other Available Coupons once landed in e-commerce <text:s/>microsite landing page</text:p>
          </table:table-cell>
          <table:table-cell table:style-name="ce18" office:value-type="string" calcext:value-type="string">
            <text:p>Functionality Test:</text:p>
            <text:p>Functionality Name: List of Available Coupons</text:p>
          </table:table-cell>
          <table:table-cell table:style-name="ce24" office:value-type="string" calcext:value-type="string">
            <text:p>AskMeOffers Extension shows Number of Available coupons once landed in Company website</text:p>
            <text:p/>
            <text:p/>
          </table:table-cell>
          <table:table-cell table:style-name="ce15" office:value-type="string" calcext:value-type="string">
            <text:p><text:span text:style-name="T32">Steps to Reproduce:</text:span></text:p>
            <text:p><text:span text:style-name="T33"/></text:p>
            <text:p><text:span text:style-name="T34">Step_1:  </text:span><text:span text:style-name="T35">User visit any company website </text:span></text:p>
            <text:p><text:span text:style-name="T33"/></text:p>
            <text:p><text:span text:style-name="T36">Step_2: </text:span><text:span text:style-name="T37">  User Clicks on the AskMeOffer Extension and Checks the</text:span><text:span text:style-name="T38"> Voucher Success graphs</text:span><text:span text:style-name="T39"> and</text:span><text:span text:style-name="T40"> </text:span><text:span text:style-name="T41">Last Successful Code</text:span><text:span text:style-name="T42"> </text:span><text:span text:style-name="T43">and </text:span><text:span text:style-name="T44">available Vouchers</text:span></text:p>
            <text:p><text:span text:style-name="T45"/></text:p>
            <text:p><text:span text:style-name="T46">Step_3: </text:span><text:span text:style-name="T47">User Clicks on any </text:span><text:span text:style-name="T48">coupon code</text:span><text:span text:style-name="T49"> </text:span><text:span text:style-name="T50">text and </text:span><text:span text:style-name="T48">Copied</text:span><text:span text:style-name="T51"> Text is Displayed and Copy it to clipboard</text:span></text:p>
          </table:table-cell>
          <table:table-cell table:style-name="ce15" office:value-type="string" calcext:value-type="string">
            <text:p><text:span text:style-name="T34">Testing Feasibility</text:span><text:span text:style-name="T35">: Manual/Automation Both.</text:span></text:p>
            <text:p><text:span text:style-name="T32">Testing to be done Corresponding steps</text:span></text:p>
            <text:p><text:span text:style-name="T32"/></text:p>
            <text:p><text:span text:style-name="T34">Test_01: </text:span><text:span text:style-name="T35">Validating AskMeExtension Extension displays numbers of available coupon once landed in Company website.</text:span></text:p>
            <text:p><text:span text:style-name="T33"/></text:p>
            <text:p><text:span text:style-name="T88">Test_02: </text:span><text:span text:style-name="T65">Validating AskMeExtension </text:span><text:span text:style-name="T64">Displays List of Available Vouchers , Graphs of Voucher Success and Average discounts.</text:span></text:p>
            <text:p><text:span text:style-name="T32"/></text:p>
            <text:p><text:span text:style-name="T34">Test_03: </text:span><text:span text:style-name="T35">Validate User can Scroll in available list and test the copy functionality once user clicks on any Available coupon</text:span></text:p>
          </table:table-cell>
          <table:table-cell table:style-name="ce28" office:value-type="string" calcext:value-type="string">
            <text:p><text:a xlink:href="https://docs.google.com/document/d/1zGqkz1s_dnABGf0awmiRiURbZrBV55WybFg9rQI7gzQ/edit?usp=sharing" xlink:type="simple">Screenshots Alligned with Tests are attached here in the link:- Word Doc
</text:a></text:p>
          </table:table-cell>
          <table:table-cell table:style-name="ce15" office:value-type="string" calcext:value-type="string">
            <text:p>Please check screenshots pages for Advice</text:p>
          </table:table-cell>
          <table:table-cell table:style-name="ce9" office:value-type="string" calcext:value-type="string">
            <text:p>Automation:</text:p>
            <text:p/>
            <text:p>1. Assert Graphs of Voucher Success Text</text:p>
            <text:p>2. Assert List of Available Vouchers, Average Discounts,</text:p>
            <text:p>3. Scroll the bar using Action Class or javascriptExecutor to validate Scroll functionality</text:p>
            <text:p>4. TakeScreenshots of All pages</text:p>
          </table:table-cell>
          <table:table-cell table:style-name="ce12" table:number-columns-repeated="17"/>
          <table:table-cell table:number-columns-repeated="997"/>
        </table:table-row>
        <table:table-row table:style-name="ro3">
          <table:table-cell table:style-name="ce4" office:value-type="string" calcext:value-type="string">
            <text:p>Testing Done</text:p>
          </table:table-cell>
          <table:table-cell table:style-name="ce6" office:value-type="string" calcext:value-type="string">
            <text:p>TC004</text:p>
          </table:table-cell>
          <table:table-cell table:style-name="ce9" office:value-type="string" calcext:value-type="string">
            <text:p>User is able to see the Maximum Discounts under Coupons displayed in Available Voucher List</text:p>
          </table:table-cell>
          <table:table-cell table:style-name="ce18" office:value-type="string" calcext:value-type="string">
            <text:p>Functionality Test:</text:p>
            <text:p>Functionality Name: Maximum Discount Displays Under Voucher Code</text:p>
          </table:table-cell>
          <table:table-cell table:style-name="ce24" office:value-type="string" calcext:value-type="string">
            <text:p>AskMeOffers Extension shows Number of Available coupons once landed in Company website</text:p>
            <text:p/>
            <text:p/>
          </table:table-cell>
          <table:table-cell table:style-name="ce15" office:value-type="string" calcext:value-type="string">
            <text:p><text:span text:style-name="T32">Steps to Reproduce:</text:span></text:p>
            <text:p><text:span text:style-name="T33"/></text:p>
            <text:p><text:span text:style-name="T34">Step_1</text:span><text:span text:style-name="T35">:  User visit any company website </text:span></text:p>
            <text:p><text:span text:style-name="T33"/></text:p>
            <text:p><text:span text:style-name="T36">Step_2</text:span><text:span text:style-name="T37">:  User Clicks on the AskMeOffer Extension and Checks the </text:span><text:span text:style-name="T52">Voucher Success graphs</text:span><text:span text:style-name="T39"> and </text:span><text:span text:style-name="T44">Last Successful Code</text:span><text:span text:style-name="T43"> and </text:span><text:span text:style-name="T44">available Vouchers</text:span></text:p>
            <text:p><text:span text:style-name="T33"/></text:p>
            <text:p><text:span text:style-name="T53">Step_3</text:span><text:span text:style-name="T54">: User can see the Maximum Discount under coupon name in</text:span><text:span text:style-name="T55"> Available Voucher</text:span><text:span text:style-name="T56"> List</text:span></text:p>
          </table:table-cell>
          <table:table-cell table:style-name="ce15" office:value-type="string" calcext:value-type="string">
            <text:p><text:span text:style-name="T34">Testing Feasibility : </text:span><text:span text:style-name="T35"> Manual/ Automation Both</text:span></text:p>
            <text:p><text:span text:style-name="T33"/></text:p>
            <text:p><text:span text:style-name="T32">Testing to be done in corresponding steps</text:span></text:p>
            <text:p><text:span text:style-name="T32"/></text:p>
            <text:p><text:span text:style-name="T34">Test_01</text:span><text:span text:style-name="T35">: Validate Maximum Discount Text is displayed properly under voucher name in Available Vouchers List</text:span></text:p>
            <text:p><text:span text:style-name="T33"/></text:p>
          </table:table-cell>
          <table:table-cell table:style-name="ce29" office:value-type="string" calcext:value-type="string">
            <text:p><text:a xlink:href="https://docs.google.com/document/d/1XwWTlXoYC5fj2QshLvFfVIU4dwmTRHYwNhEPe6vLCEQ/edit?usp=sharing" xlink:type="simple">Screenshots Alligned with Tests are attached in the doc:
Word Doc</text:a></text:p>
          </table:table-cell>
          <table:table-cell table:style-name="ce15" office:value-type="string" calcext:value-type="string">
            <text:p>Please Check screenshots pages for Advices/Remarks</text:p>
          </table:table-cell>
          <table:table-cell table:style-name="ce9" office:value-type="string" calcext:value-type="string">
            <text:p>Automation:</text:p>
            <text:p/>
            <text:p>1. Assert the Discount Mentioned are under 2-3 Digits and contains percent sign</text:p>
            <text:p>2. Assert The Value and Calculate the discount percentage is correct</text:p>
          </table:table-cell>
          <table:table-cell table:style-name="ce12" table:number-columns-repeated="17"/>
          <table:table-cell table:number-columns-repeated="997"/>
        </table:table-row>
        <table:table-row table:style-name="ro3">
          <table:table-cell table:style-name="ce5" office:value-type="string" calcext:value-type="string">
            <text:p>Test Failed</text:p>
          </table:table-cell>
          <table:table-cell table:style-name="ce11" office:value-type="string" calcext:value-type="string">
            <text:p>TC005</text:p>
          </table:table-cell>
          <table:table-cell table:style-name="ce14" office:value-type="string" calcext:value-type="string">
            <text:p>AskMeOffer Extension Applied Voucher with highest Discounts</text:p>
          </table:table-cell>
          <table:table-cell table:style-name="ce19" office:value-type="string" calcext:value-type="string">
            <text:p>Functionality Test:</text:p>
            <text:p>Functionality Name: Highest discount Applies Automatically</text:p>
          </table:table-cell>
          <table:table-cell table:style-name="ce25" office:value-type="string" calcext:value-type="string">
            <text:p>AskMeOffers Extension Automatically Applies Highest Discount Voucher</text:p>
            <text:p/>
            <text:p/>
          </table:table-cell>
          <table:table-cell table:style-name="ce25" office:value-type="string" calcext:value-type="string">
            <text:p><text:span text:style-name="T32">Steps to Reproduce: </text:span></text:p>
            <text:p><text:span text:style-name="T57"> </text:span><text:span text:style-name="T58">Step_1</text:span><text:span text:style-name="T59">: Users added items in cart in </text:span><text:span text:style-name="T58">Beardo.in</text:span></text:p>
            <text:p><text:span text:style-name="T33"> </text:span></text:p>
            <text:p><text:span text:style-name="T57"> </text:span><text:span text:style-name="T60">Step_2</text:span><text:span text:style-name="T59">: When Users click in Checkout- Askmeoffers Extension displays Banner with Button </text:span><text:span text:style-name="T58">"</text:span><text:span text:style-name="T61">Apply Coupons</text:span><text:span text:style-name="T62">".</text:span></text:p>
            <text:p><text:span text:style-name="T33"/></text:p>
            <text:p><text:span text:style-name="T63"> </text:span><text:span text:style-name="T64">Step_3</text:span><text:span text:style-name="T65">: Extension Tests n Numbers of Coupons and find the best one. In this Window, Extension Automatically Applies and  Removes Coupons in Background.</text:span></text:p>
            <text:p><text:span text:style-name="T33"> </text:span></text:p>
            <text:p><text:span text:style-name="T66"> </text:span><text:span text:style-name="T67">Step_4</text:span><text:span text:style-name="T68">: After Testing All N number of coupons it Displays Banner with</text:span><text:span text:style-name="T69"> </text:span><text:span text:style-name="T70">Total Savings, Initial Total, Coupon name</text:span><text:span text:style-name="T71"> </text:span><text:span text:style-name="T72">and</text:span><text:span text:style-name="T73"> </text:span><text:span text:style-name="T74">Discounted price</text:span><text:span text:style-name="T75">  With </text:span><text:span text:style-name="T76">"</text:span><text:span text:style-name="T77">Proceed to payment</text:span><text:span text:style-name="T78">"</text:span><text:span text:style-name="T79"> Button.</text:span></text:p>
            <text:p><text:span text:style-name="T33"> </text:span></text:p>
            <text:p><text:span text:style-name="T63"> </text:span><text:span text:style-name="T64">Step_5</text:span><text:span text:style-name="T65">: User can get back to Normal Flow of the E-commerce Website.</text:span></text:p>
          </table:table-cell>
          <table:table-cell table:style-name="ce25" office:value-type="string" calcext:value-type="string">
            <text:p><text:span text:style-name="T32">Testing Feasibility: Manual/Automation Both.</text:span></text:p>
            <text:p><text:span text:style-name="T32">Testing to be done Corresponding steps</text:span></text:p>
            <text:p><text:span text:style-name="T63"> </text:span><text:span text:style-name="T64">Test_1</text:span><text:span text:style-name="T65">:  Validating ASK Extension Should show Numbers poping as Notification</text:span></text:p>
            <text:p><text:span text:style-name="T63"> </text:span><text:span text:style-name="T64">Test_2</text:span><text:span text:style-name="T65">:  Validating ASK Extension should display a message box with "Apply Coupons"</text:span></text:p>
            <text:p><text:span text:style-name="T63"> </text:span><text:span text:style-name="T64">Test_3</text:span><text:span text:style-name="T65">: Validating ASK extension applying and removing Coupons Automatically.</text:span></text:p>
            <text:p><text:span text:style-name="T89">Test_4: Validate Highest Discount voucher is Applied- </text:span></text:p>
          </table:table-cell>
          <table:table-cell table:style-name="ce30" office:value-type="string" calcext:value-type="string">
            <text:p><text:a xlink:href="https://docs.google.com/document/d/1qJloK7TjjUj5oBuIpo4m3EeRClWr_2Hfl6zTZZprpWk/edit?usp=sharing" xlink:type="simple">Screenshots Alligned with Tests are attached in the doc:
Word Doc</text:a></text:p>
          </table:table-cell>
          <table:table-cell table:style-name="ce25" office:value-type="string" calcext:value-type="string">
            <text:p>Please Check screenshots pages for Advices/Remarks</text:p>
          </table:table-cell>
          <table:table-cell table:style-name="ce25" office:value-type="string" calcext:value-type="string">
            <text:p><text:span text:style-name="T32">Automation:</text:span></text:p>
            <text:p><text:span text:style-name="T32"/></text:p>
            <text:p><text:span text:style-name="T106">1. Assert and Store the </text:span><text:span text:style-name="T107">Applied Voucher Code</text:span><text:span text:style-name="T108"> and</text:span><text:span text:style-name="T107"> Discounted Price.</text:span></text:p>
            <text:p><text:span text:style-name="T45"/></text:p>
            <text:p><text:span text:style-name="T109">2. Open the Extension to check "</text:span><text:span text:style-name="T110">Last Successful Code</text:span><text:span text:style-name="T111">" and copy it and paste it in the </text:span><text:span text:style-name="T110">apply coupon</text:span><text:span text:style-name="T111"> text box.</text:span></text:p>
            <text:p><text:span text:style-name="T32"/></text:p>
            <text:p><text:span text:style-name="T32">3. Apply the Code and Check if the discounted price is equal to or greater than Previous Discounted price</text:span></text:p>
          </table:table-cell>
          <table:table-cell table:style-name="ce36" table:number-columns-repeated="17"/>
          <table:table-cell table:number-columns-repeated="997"/>
        </table:table-row>
        <table:table-row table:style-name="ro3">
          <table:table-cell table:style-name="ce4" office:value-type="string" calcext:value-type="string">
            <text:p>Testing Done</text:p>
          </table:table-cell>
          <table:table-cell table:style-name="ce6" office:value-type="string" calcext:value-type="string">
            <text:p>TC006</text:p>
          </table:table-cell>
          <table:table-cell table:style-name="ce9" office:value-type="string" calcext:value-type="string">
            <text:p>User can Subscribe to the Company/Brands, user shopping with</text:p>
          </table:table-cell>
          <table:table-cell table:style-name="ce18" office:value-type="string" calcext:value-type="string">
            <text:p>Functionality Test:</text:p>
            <text:p>Functionality Name: Subscribe Functionality</text:p>
          </table:table-cell>
          <table:table-cell table:style-name="ce15" office:value-type="string" calcext:value-type="string">
            <text:p>AskMeOffers Extension avail user to subscribe to brands</text:p>
            <text:p/>
            <text:p/>
          </table:table-cell>
          <table:table-cell table:style-name="ce15" office:value-type="string" calcext:value-type="string">
            <text:p><text:span text:style-name="T32">Steps to Reproduce:</text:span></text:p>
            <text:p><text:span text:style-name="T33"/></text:p>
            <text:p><text:span text:style-name="T34">Step_1</text:span><text:span text:style-name="T35">:  User visit any company website </text:span></text:p>
            <text:p><text:span text:style-name="T33"/></text:p>
            <text:p><text:span text:style-name="T34">Step_2</text:span><text:span text:style-name="T35">:  User Clicks on the AskMeOffer Extension and Checks the Voucher Success graphs and Last Successful Code and available Vouchers</text:span></text:p>
            <text:p><text:span text:style-name="T33"/></text:p>
            <text:p><text:span text:style-name="T34">Step_3</text:span><text:span text:style-name="T35">: User can see subscribe button in the Extension </text:span></text:p>
            <text:p><text:span text:style-name="T33"/></text:p>
            <text:p><text:span text:style-name="T34">Step_4</text:span><text:span text:style-name="T35">: AskMeOfferExtension opens a new Window </text:span></text:p>
          </table:table-cell>
          <table:table-cell table:style-name="ce15" office:value-type="string" calcext:value-type="string">
            <text:p><text:span text:style-name="T32">Testing Feasibility :  Manual/ Automation Both</text:span></text:p>
            <text:p><text:span text:style-name="T33"/></text:p>
            <text:p><text:span text:style-name="T32">Testing to be done in corresponding steps</text:span></text:p>
            <text:p><text:span text:style-name="T33"/></text:p>
            <text:p><text:span text:style-name="T53">Test_01</text:span><text:span text:style-name="T54">: Validate Subscribe </text:span><text:span text:style-name="T80">Button</text:span><text:span text:style-name="T56"> Element is Clickable and Redirect to a new separate window</text:span></text:p>
            <text:p><text:span text:style-name="T33"/></text:p>
          </table:table-cell>
          <table:table-cell table:style-name="ce28" office:value-type="string" calcext:value-type="string">
            <text:p><text:a xlink:href="https://docs.google.com/document/d/17IwTzJ5H5_xadydCIcsIqS_0oQq1jOXZm4E0nW77rKQ/edit?usp=sharing" xlink:type="simple">Screenshots Alligned with Tests are attached in the doc:
Word Doc</text:a></text:p>
          </table:table-cell>
          <table:table-cell table:style-name="ce15" office:value-type="string" calcext:value-type="string">
            <text:p>Please Check screenshots pages for Advices/Remarks</text:p>
          </table:table-cell>
          <table:table-cell table:style-name="ce9" office:value-type="string" calcext:value-type="string">
            <text:p>Automation:</text:p>
            <text:p/>
            <text:p>1. Validate if more than window is present after clicking on Subscribe button</text:p>
          </table:table-cell>
          <table:table-cell table:style-name="ce12" table:number-columns-repeated="17"/>
          <table:table-cell table:number-columns-repeated="997"/>
        </table:table-row>
        <table:table-row table:style-name="ro3">
          <table:table-cell table:style-name="ce4" office:value-type="string" calcext:value-type="string">
            <text:p>Testing Done</text:p>
          </table:table-cell>
          <table:table-cell table:style-name="ce6" office:value-type="string" calcext:value-type="string">
            <text:p>TC007</text:p>
          </table:table-cell>
          <table:table-cell table:style-name="ce9" office:value-type="string" calcext:value-type="string">
            <text:p>User can contribute Voucher Codes to AskMeOffer Community</text:p>
          </table:table-cell>
          <table:table-cell table:style-name="ce18" office:value-type="string" calcext:value-type="string">
            <text:p>Functionality Test:</text:p>
            <text:p>Functionality Name: Insert New Code</text:p>
          </table:table-cell>
          <table:table-cell table:style-name="ce9" office:value-type="string" calcext:value-type="string">
            <text:p>AskMeOffers Extension also Avail contribution for new code not Present in the Extension</text:p>
            <text:p/>
            <text:p/>
          </table:table-cell>
          <table:table-cell table:style-name="ce15" office:value-type="string" calcext:value-type="string">
            <text:p><text:span text:style-name="T32">Steps to Reproduce:</text:span></text:p>
            <text:p><text:span text:style-name="T33"/></text:p>
            <text:p><text:span text:style-name="T34">Step_1</text:span><text:span text:style-name="T35">:  User visit any company website </text:span></text:p>
            <text:p><text:span text:style-name="T33"/></text:p>
            <text:p><text:span text:style-name="T34">Step_2</text:span><text:span text:style-name="T35">:  User Clicks on the AskMeOffer Extension </text:span></text:p>
            <text:p><text:span text:style-name="T33"/></text:p>
            <text:p><text:span text:style-name="T53">Step_3</text:span><text:span text:style-name="T54">: User Scroll down to " </text:span><text:span text:style-name="T55">Insert New Code </text:span><text:span text:style-name="T56">" Section</text:span></text:p>
            <text:p><text:span text:style-name="T33"/></text:p>
            <text:p><text:span text:style-name="T53">Step_4</text:span><text:span text:style-name="T54">: User Clicks on </text:span><text:span text:style-name="T80">“Insert New Code ” </text:span><text:span text:style-name="T56">Button </text:span></text:p>
            <text:p><text:span text:style-name="T33"/></text:p>
            <text:p><text:span text:style-name="T81">Step_5</text:span><text:span text:style-name="T82">: User Filled the Voucher Code Details in </text:span><text:span text:style-name="T83">“Code” </text:span><text:span text:style-name="T84">Text Box &amp; </text:span><text:span text:style-name="T83">“Product Details”</text:span><text:span text:style-name="T84"> Text box</text:span></text:p>
            <text:p><text:span text:style-name="T33"/></text:p>
            <text:p><text:span text:style-name="T34">Step_6</text:span><text:span text:style-name="T35">: Thanks Message Displayed with One more Chance to Insert new Code</text:span></text:p>
            <text:p><text:span text:style-name="T33"/></text:p>
          </table:table-cell>
          <table:table-cell table:style-name="ce15" office:value-type="string" calcext:value-type="string">
            <text:p><text:span text:style-name="T32">Testing Feasibility :  Manual/ Automation Both</text:span></text:p>
            <text:p><text:span text:style-name="T33"/></text:p>
            <text:p><text:span text:style-name="T32">Testing to be done in corresponding steps</text:span></text:p>
            <text:p><text:span text:style-name="T33"/></text:p>
            <text:p><text:span text:style-name="T34">Test_01</text:span><text:span text:style-name="T35">: Validate ScrollBar is Working fine</text:span></text:p>
            <text:p><text:span text:style-name="T33"/></text:p>
            <text:p><text:span text:style-name="T34">Test_02</text:span><text:span text:style-name="T35">: Validate text presents in Insert New Code Section.</text:span></text:p>
            <text:p><text:span text:style-name="T33"/></text:p>
            <text:p><text:span text:style-name="T90">Test_03</text:span><text:span text:style-name="T91">: Validate</text:span><text:span text:style-name="T92"> "Insert New Code"</text:span><text:span text:style-name="T93"> button is Clickable and </text:span><text:span text:style-name="T94">Code</text:span><text:span text:style-name="T95"> &amp; </text:span><text:span text:style-name="T94">Product Details</text:span><text:span text:style-name="T96"> Text_box is displayed properly.</text:span></text:p>
            <text:p><text:span text:style-name="T33"/></text:p>
            <text:p><text:span text:style-name="T33"/></text:p>
            <text:p><text:span text:style-name="T34">Test_04</text:span><text:span text:style-name="T35">: Validate Text box are Fillable and Receiving text input</text:span></text:p>
            <text:p><text:span text:style-name="T33"/></text:p>
            <text:p><text:span text:style-name="T97">Test_05</text:span><text:span text:style-name="T98">: Validate </text:span><text:span text:style-name="T99">Thanks Message</text:span><text:span text:style-name="T100"> is displayed properly and</text:span><text:span text:style-name="T101"> "Insert New Code" </text:span><text:span text:style-name="T98">button is Working properly</text:span></text:p>
          </table:table-cell>
          <table:table-cell table:style-name="ce28" office:value-type="string" calcext:value-type="string">
            <text:p><text:a xlink:href="https://docs.google.com/document/d/1KeRxII-emEUD6WvWxSb_6Q_9xQxiH7RUFBXg50wt3wQ/edit?usp=sharing" xlink:type="simple">Screenshots Alligned with Tests are attached in the doc:
Word Doc</text:a></text:p>
          </table:table-cell>
          <table:table-cell table:style-name="ce15" office:value-type="string" calcext:value-type="string">
            <text:p>Please Check screenshots pages for Advices/Remarks</text:p>
          </table:table-cell>
          <table:table-cell table:style-name="ce9" office:value-type="string" calcext:value-type="string">
            <text:p>Automation: Data Driven Testing can be performed</text:p>
            <text:p/>
            <text:p>1. Scroll bar test using Action Class methods or JavaScriptExecutor</text:p>
            <text:p/>
            <text:p>2. Assert Insert New Code button and Click</text:p>
            <text:p/>
            <text:p>3. SendKeys to Code and Product description Text box</text:p>
            <text:p/>
            <text:p>4. Assert Thanks message and</text:p>
            <text:p/>
            <text:p>5. Validate or click on Insert New Code button to Test </text:p>
          </table:table-cell>
          <table:table-cell table:style-name="ce12" table:number-columns-repeated="17"/>
          <table:table-cell table:number-columns-repeated="997"/>
        </table:table-row>
        <table:table-row table:style-name="ro3" table:number-rows-repeated="991">
          <table:table-cell table:style-name="ce6"/>
          <table:table-cell table:style-name="ce12"/>
          <table:table-cell table:style-name="ce15"/>
          <table:table-cell table:style-name="ce20"/>
          <table:table-cell table:style-name="ce15" table:number-columns-repeated="6"/>
          <table:table-cell table:style-name="ce12" table:number-columns-repeated="17"/>
          <table:table-cell table:number-columns-repeated="99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 Light&quot;" svg:font-family="'&quot;Calibri Light&quot;'"/>
    <style:font-face style:name="Arial" svg:font-family="Arial"/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" meta:object-count="0"/>
    <meta:generator>LibreOfficeDev/6.0.5.2$Linux_X86_64 LibreOffice_project/</meta:generator>
  </office:meta>
</office:document-meta>
</file>